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465d7b" officeooo:paragraph-rsid="00465d7b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49baab" officeooo:paragraph-rsid="0049baab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5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4b15ed" style:font-size-asian="14pt" style:font-name-complex="Arial" style:font-size-complex="14pt"/>
    </style:style>
    <style:style style:name="P16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4cb557" officeooo:paragraph-rsid="004cb557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bold" officeooo:rsid="001fe75d" officeooo:paragraph-rsid="004cb557" style:font-size-asian="11pt" style:font-weight-asian="bold" style:font-size-complex="11pt" style:font-weight-complex="bold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65d7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5b0fe" style:font-weight-asian="bold" style:font-weight-complex="bold"/>
    </style:style>
    <style:style style:name="T8" style:family="text">
      <style:text-properties officeooo:rsid="00465d7b"/>
    </style:style>
    <style:style style:name="T9" style:family="text">
      <style:text-properties officeooo:rsid="004b15ed"/>
    </style:style>
    <style:style style:name="T10" style:family="text">
      <style:text-properties officeooo:rsid="004cb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àctica <text:span text:style-name="T10">4</text:span>: <text:span text:style-name="T9">Model d'execució de funcions i recursivitat.</text:span></text:p>
      <text:p text:style-name="P3"><text:span text:style-name="T4">L’objectiu d’aquesta pràctica és introduir</text:span><text:span text:style-name="T5"> a l’alumne en els conceptes de pila d’execució de funcions i recursivitat.</text:span></text:p>
      <text:p text:style-name="P4"/>
      <text:p text:style-name="P8"/>
      <text:p text:style-name="P8"/>
      <text:p text:style-name="P10">Els programes següents han de <text:span text:style-name="T6">codificar-se amb Python </text:span><text:span text:style-name="T7">i Java</text:span><text:span text:style-name="T6">.</text:span></text:p>
      <text:p text:style-name="P19"/>
      <text:p text:style-name="P19"/>
      <text:p text:style-name="P19">Exercici <text:span text:style-name="T10">1</text:span>: <text:span text:style-name="T10">Suma fins un número.</text:span></text:p>
      <text:p text:style-name="P17">Fes una funció recursiva que sumi tots els números entre un donat (per paràmetre) i zero. <text:s/>Fes també el programa per cridar-la amb diferents exemples</text:p>
      <text:p text:style-name="P8"/>
      <text:p text:style-name="P19">Exercici <text:span text:style-name="T10">2</text:span>: <text:span text:style-name="T10">Suma entre dos números.</text:span></text:p>
      <text:p text:style-name="P17">Fes una funció recursiva que sumi tots els números entre dos donats (per paràmetre). <text:s/>Fes també el programa per cridar-la amb diferents exemples</text:p>
      <text:p text:style-name="P8"/>
      <text:p text:style-name="P8"/>
      <text:p text:style-name="P13">Exercici <text:span text:style-name="T10">3</text:span>: <text:span text:style-name="T8">Factorial d’un número.</text:span></text:p>
      <text:p text:style-name="P11">El factorial d’un número pot definir-se recursivament de la següent forma:</text:p>
      <text:p text:style-name="P11">fact(n)= <text:tab/>1 <text:tab/><text:tab/>si n=0</text:p>
      <text:p text:style-name="P11"><text:tab/><text:tab/>n*fact(n-1) <text:tab/>si n&gt;0</text:p>
      <text:p text:style-name="P11">Fes un programa recursiu que donat un enter, calculi el seu factorial.</text:p>
      <text:p text:style-name="P9"/>
      <text:p text:style-name="P9"/>
      <text:p text:style-name="P14">Exercici <text:span text:style-name="T10">4</text:span>: <text:span text:style-name="T8">Torres de Hanoi (opcional)</text:span></text:p>
      <text:p text:style-name="P12">Busca per Internet l'algorisme per calcular els moviments del lloc de les torres de Hanoi (que van veure el primer dia de classe).</text:p>
      <text:p text:style-name="P12">Implementa’l en Java i Python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2A3DBE1FADF0AD9C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1</text:page-number></text:span><text:span text:style-name="MT3"> de </text:span><text:span text:style-name="MT3"><text:page-count style:num-format="1">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1</dc:title>
    <meta:initial-creator>Josep Vilardell</meta:initial-creator>
    <meta:creation-date>2011-09-13T17:29:00</meta:creation-date>
    <dc:date>2018-01-15T18:44:36.803581571</dc:date>
    <meta:print-date>2011-03-02T18:52:00</meta:print-date>
    <dc:language>ca-ES</dc:language>
    <meta:editing-cycles>78</meta:editing-cycles>
    <meta:editing-duration>PT14H10M39S</meta:editing-duration>
    <meta:document-statistic meta:table-count="2" meta:image-count="1" meta:object-count="0" meta:page-count="1" meta:paragraph-count="19" meta:word-count="176" meta:character-count="1082" meta:non-whitespace-character-count="917"/>
    <meta:user-defined meta:name="Info 1"/>
    <meta:user-defined meta:name="Info 2"/>
    <meta:user-defined meta:name="Info 3"/>
    <meta:user-defined meta:name="Info 4"/>
  </office:meta>
</office:document-meta>
</file>